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81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22.2pt"/>
    </style:style>
    <style:style style:name="co4" style:family="table-column">
      <style:table-column-properties fo:break-before="auto" style:column-width="48.19pt"/>
    </style:style>
    <style:style style:name="co5" style:family="table-column">
      <style:table-column-properties fo:break-before="auto" style:column-width="77.8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5.9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Whey_5f_50g">
      <style:table-properties table:display="true" style:writing-mode="lr-tb"/>
    </style:style>
    <style:style style:name="ta2" style:family="table" style:master-page-name="PageStyle_5f_Casein_5f_Whey_5f_50g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Char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0131">
      <style:table-cell-properties style:rotation-align="none"/>
    </style:style>
    <style:style style:name="ce2" style:family="table-cell" style:parent-style-name="Default" style:data-style-name="N2">
      <style:table-cell-properties style:rotation-align="none"/>
    </style:style>
    <style:style style:name="ce3" style:family="table-cell" style:parent-style-name="Default" style:data-style-name="N43">
      <style:text-properties fo:font-weight="bold" style:font-weight-asian="bold" style:font-weight-complex="bold"/>
    </style:style>
    <style:style style:name="ce4" style:family="table-cell" style:parent-style-name="Default" style:data-style-name="N43">
      <style:text-properties style:text-underline-style="none"/>
    </style:style>
    <style:style style:name="ce5" style:family="table-cell" style:parent-style-name="Default" style:data-style-name="N84"/>
    <style:style style:name="ce6" style:family="table-cell" style:parent-style-name="Default" style:data-style-name="N43"/>
    <style:style style:name="ce7" style:family="table-cell" style:parent-style-name="Default" style:data-style-name="N0"/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hey_50g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office:value-type="string" calcext:value-type="string">
            <text:p>Whey Prote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Whey_50g.M17" table:end-x="22.85pt" table:end-y="6.35pt" draw:z-index="0" draw:name="Chart 2" draw:style-name="gr1" draw:text-style-name="P1" svg:width="361.56pt" svg:height="215.97pt" svg:x="46.89pt" svg:y="0.37pt">
              <loext:p draw:notify-on-update-of-ranges="Whey_50g.D4:Whey_50g.D4 Whey_50g.D5:Whey_50g.D10 Whey_50g.C5:Whey_50g.C1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e (clock)</text:p>
          </table:table-cell>
          <table:table-cell office:value-type="string" calcext:value-type="string">
            <text:p>Time (mins)</text:p>
          </table:table-cell>
          <table:table-cell office:value-type="string" calcext:value-type="string">
            <text:p>Mins</text:p>
          </table:table-cell>
          <table:table-cell office:value-type="string" calcext:value-type="string">
            <text:p>BG (Whey)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12H15M00S" calcext:value-type="time">
            <text:p>12:15</text:p>
          </table:table-cell>
          <table:table-cell office:value-type="float" office:value="0" calcext:value-type="float">
            <text:p>0</text:p>
          </table:table-cell>
          <table:table-cell table:formula="of:=[.B5]*60*2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12H49M00S" calcext:value-type="time">
            <text:p>12:49</text:p>
          </table:table-cell>
          <table:table-cell table:style-name="ce1" table:formula="of:=[.A6]-[.$A$5]" office:value-type="time" office:time-value="PT00H34M00S" calcext:value-type="time">
            <text:p>0:34</text:p>
          </table:table-cell>
          <table:table-cell table:formula="of:=[.B6]*60*24"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13H18M00S" calcext:value-type="time">
            <text:p>13:18</text:p>
          </table:table-cell>
          <table:table-cell table:style-name="ce1" table:formula="of:=[.A7]-[.$A$5]" office:value-type="time" office:time-value="PT01H03M00S" calcext:value-type="time">
            <text:p>1:03</text:p>
          </table:table-cell>
          <table:table-cell table:formula="of:=[.B7]*60*24" office:value-type="float" office:value="63.0000000000001" calcext:value-type="float">
            <text:p>63.0000000000001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14H09M00S" calcext:value-type="time">
            <text:p>14:09</text:p>
          </table:table-cell>
          <table:table-cell table:style-name="ce1" table:formula="of:=[.A8]-[.$A$5]" office:value-type="time" office:time-value="PT01H54M00S" calcext:value-type="time">
            <text:p>1:54</text:p>
          </table:table-cell>
          <table:table-cell table:formula="of:=[.B8]*60*24"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15H03M00S" calcext:value-type="time">
            <text:p>15:03</text:p>
          </table:table-cell>
          <table:table-cell table:style-name="ce1" table:formula="of:=[.A9]-[.$A$5]" office:value-type="time" office:time-value="PT02H48M00S" calcext:value-type="time">
            <text:p>2:48</text:p>
          </table:table-cell>
          <table:table-cell table:formula="of:=[.B9]*60*24" office:value-type="float" office:value="168" calcext:value-type="float">
            <text:p>168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16H12M00S" calcext:value-type="time">
            <text:p>16:12</text:p>
          </table:table-cell>
          <table:table-cell table:style-name="ce1" table:formula="of:=[.A10]-[.$A$5]" office:value-type="time" office:time-value="PT03H57M00S" calcext:value-type="time">
            <text:p>3:57</text:p>
          </table:table-cell>
          <table:table-cell table:formula="of:=[.B10]*60*24"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in_Whey_50g" table:style-name="ta2">
        <office:forms form:automatic-focus="false" form:apply-design-mode="false"/>
        <table:table-column table:style-name="co5" table:default-cell-style-name="Default"/>
        <table:table-column table:style-name="co2" table:number-columns-repeated="3" table:default-cell-style-name="Default"/>
        <table:table-column table:style-name="co4" table:number-columns-repeated="1020" table:default-cell-style-name="Default"/>
        <table:table-row table:style-name="ro1">
          <table:table-cell office:value-type="string" calcext:value-type="string">
            <text:p>Casein Prote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y Prote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table:number-columns-repeated="5"/>
          <table:table-cell>
            <draw:frame table:end-cell-address="Casein_Whey_50g.M17" table:end-x="24.35pt" table:end-y="9.35pt" draw:z-index="0" draw:name="Chart 2" draw:style-name="gr1" draw:text-style-name="P1" svg:width="361.36pt" svg:height="215.97pt" svg:x="0.37pt" svg:y="3.37pt">
              <loext:p draw:notify-on-update-of-ranges="Casein_Whey_50g.D4:Casein_Whey_50g.D4 Casein_Whey_50g.D5:Casein_Whey_50g.D13 Casein_Whey_50g.C5:Casein_Whey_50g.C1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 (clock)</text:p>
          </table:table-cell>
          <table:table-cell office:value-type="string" calcext:value-type="string">
            <text:p>Time (mins)</text:p>
          </table:table-cell>
          <table:table-cell office:value-type="string" calcext:value-type="string">
            <text:p>Mins</text:p>
          </table:table-cell>
          <table:table-cell office:value-type="string" calcext:value-type="string">
            <text:p>BG (Combo)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11H00M00S" calcext:value-type="time">
            <text:p>11:00</text:p>
          </table:table-cell>
          <table:table-cell office:value-type="float" office:value="0" calcext:value-type="float">
            <text:p>0</text:p>
          </table:table-cell>
          <table:table-cell table:style-name="ce2" table:formula="of:=[.B5]*24*60" office:value-type="float" office:value="0" calcext:value-type="float">
            <text:p>0.00</text:p>
          </table:table-cell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11H33M00S" calcext:value-type="time">
            <text:p>11:33</text:p>
          </table:table-cell>
          <table:table-cell table:style-name="ce1" table:formula="of:=[.A6]-[.$A$5]" office:value-type="time" office:time-value="PT00H33M00S" calcext:value-type="time">
            <text:p>0:33</text:p>
          </table:table-cell>
          <table:table-cell table:style-name="ce2" table:formula="of:=[.B6]*24*60" office:value-type="float" office:value="33" calcext:value-type="float">
            <text:p>33.00</text:p>
          </table:table-cell>
          <table:table-cell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12H00M00S" calcext:value-type="time">
            <text:p>12:00</text:p>
          </table:table-cell>
          <table:table-cell table:style-name="ce1" table:formula="of:=[.A7]-[.$A$5]" office:value-type="time" office:time-value="PT01H00M00S" calcext:value-type="time">
            <text:p>1:00</text:p>
          </table:table-cell>
          <table:table-cell table:style-name="ce2" table:formula="of:=[.B7]*24*60" office:value-type="float" office:value="60" calcext:value-type="float">
            <text:p>60.00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12H42M00S" calcext:value-type="time">
            <text:p>12:42</text:p>
          </table:table-cell>
          <table:table-cell table:style-name="ce1" table:formula="of:=[.A8]-[.$A$5]" office:value-type="time" office:time-value="PT01H42M00S" calcext:value-type="time">
            <text:p>1:42</text:p>
          </table:table-cell>
          <table:table-cell table:style-name="ce2" table:formula="of:=[.B8]*24*60" office:value-type="float" office:value="102" calcext:value-type="float">
            <text:p>102.00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13H00M00S" calcext:value-type="time">
            <text:p>13:00</text:p>
          </table:table-cell>
          <table:table-cell table:style-name="ce1" table:formula="of:=[.A9]-[.$A$5]" office:value-type="time" office:time-value="PT02H00M00S" calcext:value-type="time">
            <text:p>2:00</text:p>
          </table:table-cell>
          <table:table-cell table:style-name="ce2" table:formula="of:=[.B9]*24*60" office:value-type="float" office:value="120" calcext:value-type="float">
            <text:p>120.00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13H25M00S" calcext:value-type="time">
            <text:p>13:25</text:p>
          </table:table-cell>
          <table:table-cell table:style-name="ce1" table:formula="of:=[.A10]-[.$A$5]" office:value-type="time" office:time-value="PT02H25M00S" calcext:value-type="time">
            <text:p>2:25</text:p>
          </table:table-cell>
          <table:table-cell table:style-name="ce2" table:formula="of:=[.B10]*24*60" office:value-type="float" office:value="145" calcext:value-type="float">
            <text:p>145.00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14H11M00S" calcext:value-type="time">
            <text:p>14:11</text:p>
          </table:table-cell>
          <table:table-cell table:style-name="ce1" table:formula="of:=[.A11]-[.$A$5]" office:value-type="time" office:time-value="PT03H11M00S" calcext:value-type="time">
            <text:p>3:11</text:p>
          </table:table-cell>
          <table:table-cell table:style-name="ce2" table:formula="of:=[.B11]*24*60" office:value-type="float" office:value="191" calcext:value-type="float">
            <text:p>191.00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14H57M00S" calcext:value-type="time">
            <text:p>14:57</text:p>
          </table:table-cell>
          <table:table-cell table:style-name="ce1" table:formula="of:=[.A12]-[.$A$5]" office:value-type="time" office:time-value="PT03H57M00S" calcext:value-type="time">
            <text:p>3:57</text:p>
          </table:table-cell>
          <table:table-cell table:style-name="ce2" table:formula="of:=[.B12]*24*60" office:value-type="float" office:value="237" calcext:value-type="float">
            <text:p>237.00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kDrums" table:style-name="ta3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2">
          <table:table-cell table:style-name="ce3" office:value-type="string" calcext:value-type="string">
            <text:p>Response to 48g Protein (3 medium-large chicken legs)</text:p>
          </table:table-cell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Chick Drums</text:p>
          </table:table-cell>
          <table:table-cell table:style-name="ce3"/>
          <table:table-cell/>
        </table:table-row>
        <table:table-row table:style-name="ro2">
          <table:table-cell table:style-name="ce4" office:value-type="string" calcext:value-type="string">
            <text:p>90 minutes after CrossFit workout</text:p>
          </table:table-cell>
          <table:table-cell table:style-name="ce4"/>
          <table:table-cell/>
        </table:table-row>
        <table:table-row table:style-name="ro2">
          <table:table-cell table:style-name="ce5" office:value-type="date" office:date-value="2017-11-11" calcext:value-type="date">
            <text:p>2017-11-11</text:p>
          </table:table-cell>
          <table:table-cell table:style-name="ce5"/>
          <table:table-cell/>
        </table:table-row>
        <table:table-row table:style-name="ro2">
          <table:table-cell table:number-columns-repeated="2" table:style-name="ce6" office:value-type="string" calcext:value-type="string">
            <text:p>Time</text:p>
          </table:table-cell>
          <table:table-cell office:value-type="string" calcext:value-type="string">
            <text:p>Blood Sugar</text:p>
          </table:table-cell>
        </table:table-row>
        <table:table-row table:style-name="ro2">
          <table:table-cell table:style-name="ce6" office:value-type="time" office:time-value="PT10H12M00S" calcext:value-type="time">
            <text:p>10:12:00 AM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ce6" office:value-type="time" office:time-value="PT10H43M00S" calcext:value-type="time">
            <text:p>10:43:00 AM</text:p>
          </table:table-cell>
          <table:table-cell table:formula="of:=([.A7]-[.$A$6])*60*24"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6" office:value-type="time" office:time-value="PT11H13M00S" calcext:value-type="time">
            <text:p>11:13:00 AM</text:p>
          </table:table-cell>
          <table:table-cell table:formula="of:=([.A8]-[.$A$6])*60*24"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6" office:value-type="time" office:time-value="PT11H44M00S" calcext:value-type="time">
            <text:p>11:44:00 AM</text:p>
          </table:table-cell>
          <table:table-cell table:formula="of:=([.A9]-[.$A$6])*60*24"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style-name="ce6" office:value-type="time" office:time-value="PT12H14M00S" calcext:value-type="time">
            <text:p>12:14:00 PM</text:p>
          </table:table-cell>
          <table:table-cell table:formula="of:=([.A10]-[.$A$6])*60*24"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6" office:value-type="time" office:time-value="PT12H44M00S" calcext:value-type="time">
            <text:p>12:44:00 PM</text:p>
          </table:table-cell>
          <table:table-cell table:formula="of:=([.A11]-[.$A$6])*60*24" office:value-type="float" office:value="152" calcext:value-type="float">
            <text:p>152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6" office:value-type="time" office:time-value="PT13H18M00S" calcext:value-type="time">
            <text:p>01:18:00 PM</text:p>
          </table:table-cell>
          <table:table-cell table:formula="of:=([.A12]-[.$A$6])*60*24" office:value-type="float" office:value="186" calcext:value-type="float">
            <text:p>186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ce6" office:value-type="time" office:time-value="PT13H46M00S" calcext:value-type="time">
            <text:p>01:46:00 PM</text:p>
          </table:table-cell>
          <table:table-cell table:formula="of:=([.A13]-[.$A$6])*60*24"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ce6" office:value-type="time" office:time-value="PT14H42M00S" calcext:value-type="time">
            <text:p>02:42:00 PM</text:p>
          </table:table-cell>
          <table:table-cell table:formula="of:=([.A14]-[.$A$6])*60*24" office:value-type="float" office:value="270" calcext:value-type="float">
            <text:p>270</text:p>
          </table:table-cell>
          <table:table-cell office:value-type="float" office:value="70" calcext:value-type="float">
            <text:p>70</text:p>
          </table:table-cell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harts" table:style-name="ta4">
        <office:forms form:automatic-focus="false" form:apply-design-mode="false"/>
        <table:table-column table:style-name="co4" table:number-columns-repeated="1024" table:default-cell-style-name="Default"/>
        <table:table-row table:style-name="ro1">
          <table:table-cell>
            <draw:frame table:end-cell-address="Charts.L25" table:end-x="23.22pt" table:end-y="0.71pt" draw:z-index="0" draw:name="Chart 1" draw:style-name="gr1" draw:text-style-name="P1" svg:width="549.67pt" svg:height="352.46pt" svg:x="3.74pt" svg:y="8.25pt">
              <loext:p draw:notify-on-update-of-ranges="Whey_50g.D4:Whey_50g.D4 Whey_50g.D5:Whey_50g.D10 Whey_50g.C5:Whey_50g.C10 ChickDrums.B6:ChickDrums.C14 ChickDrums.A2:ChickDrums.A2 ChickDrums.C6:ChickDrums.C14 Casein_Whey_50g.D4:Casein_Whey_50g.D4 Casein_Whey_50g.D5:Casein_Whey_50g.D13 Casein_Whey_50g.C5:Casein_Whey_50g.C13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sein_5f_Whey_5f_50g" style:display-name="PageStyle_Casein_Whey_50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s" style:display-name="PageStyle_Char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hey_5f_50g" style:display-name="PageStyle_Whey_50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liland, Doug</meta:initial-creator>
    <meta:creation-date>2017-09-18T18:09:23</meta:creation-date>
    <dc:date>2017-11-12T08:23:21.777000000</dc:date>
    <meta:generator>LibreOffice/5.3.3.2$Windows_X86_64 LibreOffice_project/3d9a8b4b4e538a85e0782bd6c2d430bafe583448</meta:generator>
    <meta:editing-duration>PT9M46S</meta:editing-duration>
    <meta:editing-cycles>1</meta:editing-cycles>
    <meta:document-statistic meta:table-count="4" meta:cell-count="107" meta:object-count="3"/>
    <meta:user-defined meta:name="AppVersion">14.0300</meta:user-defined>
    <meta:user-defined meta:name="Company">Advanced Acoustic Concept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756cm" svg:height="7.62cm" xlink:href=".." xlink:type="simple" chart:class="chart:scatter" chart:style-name="ch1">
        <chart:title svg:x="4.875cm" svg:y="0.288cm" chart:style-name="ch2">
          <text:p>BG (Whey)</text:p>
        </chart:title>
        <chart:legend chart:legend-position="end" svg:x="9.904cm" svg:y="3.55cm" style:legend-expansion="high" chart:style-name="ch3"/>
        <chart:plot-area chart:style-name="ch4" table:cell-range-address="Whey_50g.C5:Whey_50g.D10 Whey_50g.D4:Whey_50g.D4" chart:data-source-has-labels="row" svg:x="0.255cm" svg:y="1.457cm" svg:width="9.394cm" svg:height="6.011cm">
          <chartooo:coordinate-region svg:x="0.876cm" svg:y="1.617cm" svg:width="8.307cm" svg:height="5.28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Whey_50g.D5:Whey_50g.D10" chart:label-cell-address="Whey_50g.D4:Whey_50g.D4" chart:class="chart:scatter">
            <chart:domain table:cell-range-address="Whey_50g.C5:Whey_50g.C10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G (Whey)</text:p>
                <draw:g>
                  <svg:desc>Whey_50g.D4:Whey_50g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Whey_50g.C5:Whey_50g.C10</svg:desc>
                </draw:g>
              </table:table-cell>
              <table:table-cell office:value-type="float" office:value="98">
                <text:p>98</text:p>
                <draw:g>
                  <svg:desc>Whey_50g.D5:Whey_50g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.0000000000001">
                <text:p>63.000000000000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8">
                <text:p>1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7">
                <text:p>237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49cm" svg:height="7.62cm" xlink:href=".." xlink:type="simple" chart:class="chart:scatter" chart:style-name="ch1">
        <chart:title svg:x="4.685cm" svg:y="0.288cm" chart:style-name="ch2">
          <text:p>BG (Combo)</text:p>
        </chart:title>
        <chart:legend chart:legend-position="end" svg:x="9.712cm" svg:y="3.55cm" style:legend-expansion="high" chart:style-name="ch3"/>
        <chart:plot-area chart:style-name="ch4" table:cell-range-address="Casein_Whey_50g.C5:Casein_Whey_50g.D13 Casein_Whey_50g.D4:Casein_Whey_50g.D4" chart:data-source-has-labels="row" svg:x="0.254cm" svg:y="1.457cm" svg:width="9.204cm" svg:height="6.011cm">
          <chartooo:coordinate-region svg:x="0.875cm" svg:y="1.617cm" svg:width="7.893cm" svg:height="5.28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asein_Whey_50g.D5:Casein_Whey_50g.D13" chart:label-cell-address="Casein_Whey_50g.D4:Casein_Whey_50g.D4" chart:class="chart:scatter">
            <chart:domain table:cell-range-address="Casein_Whey_50g.C5:Casein_Whey_50g.C13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G (Combo)</text:p>
                <draw:g>
                  <svg:desc>Casein_Whey_50g.D4:Casein_Whey_50g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sein_Whey_50g.C5:Casein_Whey_50g.C13</svg:desc>
                </draw:g>
              </table:table-cell>
              <table:table-cell office:value-type="float" office:value="85">
                <text:p>85</text:p>
                <draw:g>
                  <svg:desc>Casein_Whey_50g.D5:Casein_Whey_50g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">
                <text:p>14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1">
                <text:p>1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7">
                <text:p>2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392cm" svg:height="12.435cm" xlink:href=".." xlink:type="simple" chart:class="chart:scatter" chart:style-name="ch1">
        <chart:title svg:x="5.084cm" svg:y="0.384cm" chart:style-name="ch2">
          <text:p>Blood Glucose after eating Protein</text:p>
        </chart:title>
        <chart:legend svg:x="16.125cm" svg:y="8.869cm" style:legend-expansion="custom" chartooo:width="2.88cm" chartooo:height="1.357cm" style:legend-expansion-aspect-ratio="2.12232866617539" chart:style-name="ch3"/>
        <chart:plot-area chart:style-name="ch4" table:cell-range-address="Whey_50g.C5:Whey_50g.D10 Whey_50g.D4:Whey_50g.D4 ChickDrums.A2:ChickDrums.A2 ChickDrums.C6:ChickDrums.C14 Casein_Whey_50g.D4:Casein_Whey_50g.D13" chart:data-source-has-labels="row" svg:x="0.387cm" svg:y="1.649cm" svg:width="18.618cm" svg:height="10.538cm">
          <chartooo:coordinate-region svg:x="1.008cm" svg:y="1.809cm" svg:width="17.531cm" svg:height="9.8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Whey_50g.D5:Whey_50g.D10" chart:label-cell-address="Whey_50g.D4:Whey_50g.D4" chart:class="chart:scatter">
            <chart:domain table:cell-range-address="Whey_50g.C5:Whey_50g.C10"/>
            <chart:data-point chart:repeated="6"/>
          </chart:series>
          <chart:series chart:style-name="ch8" chart:values-cell-range-address="ChickDrums.C6:ChickDrums.C14" chart:label-cell-address="ChickDrums.A2:ChickDrums.A2" chart:class="chart:scatter">
            <chart:domain table:cell-range-address="ChickDrums.B6:ChickDrums.C14"/>
            <chart:data-point chart:repeated="18"/>
          </chart:series>
          <chart:series chart:style-name="ch9" chart:values-cell-range-address="Casein_Whey_50g.D5:Casein_Whey_50g.D13" chart:label-cell-address="Casein_Whey_50g.D4:Casein_Whey_50g.D4" chart:class="chart:scatter">
            <chart:domain table:cell-range-address="Casein_Whey_50g.C5:Casein_Whey_50g.C13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G (Whey)</text:p>
                <draw:g>
                  <svg:desc>Whey_50g.D4:Whey_50g.D4</svg:desc>
                </draw:g>
              </table:table-cell>
              <table:table-cell office:value-type="string">
                <text:p>Column B Column C</text:p>
              </table:table-cell>
              <table:table-cell office:value-type="string">
                <text:p>Chick Drums</text:p>
                <draw:g>
                  <svg:desc>ChickDrums.A2:ChickDrums.A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BG (Combo)</text:p>
                <draw:g>
                  <svg:desc>Casein_Whey_50g.D4:Casein_Whey_50g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Whey_50g.C5:Whey_50g.C10</svg:desc>
                </draw:g>
              </table:table-cell>
              <table:table-cell office:value-type="float" office:value="98">
                <text:p>98</text:p>
                <draw:g>
                  <svg:desc>Whey_50g.D5:Whey_50g.D10</svg:desc>
                </draw:g>
              </table:table-cell>
              <table:table-cell office:value-type="float" office:value="0">
                <text:p>0</text:p>
                <draw:g>
                  <svg:desc>ChickDrums.B6:ChickDrums.C14</svg:desc>
                </draw:g>
              </table:table-cell>
              <table:table-cell office:value-type="float" office:value="72">
                <text:p>72</text:p>
                <draw:g>
                  <svg:desc>ChickDrums.C6:ChickDrums.C14</svg:desc>
                </draw:g>
              </table:table-cell>
              <table:table-cell office:value-type="float" office:value="0">
                <text:p>0</text:p>
                <draw:g>
                  <svg:desc>Casein_Whey_50g.C5:Casein_Whey_50g.C13</svg:desc>
                </draw:g>
              </table:table-cell>
              <table:table-cell office:value-type="float" office:value="85">
                <text:p>85</text:p>
                <draw:g>
                  <svg:desc>Casein_Whey_50g.D5:Casein_Whey_50g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98">
                <text:p>98</text:p>
              </table:table-cell>
              <table:table-cell office:value-type="float" office:value="31">
                <text:p>31</text:p>
              </table:table-cell>
              <table:table-cell office:value-type="float" office:value="64">
                <text:p>64</text:p>
              </table:table-cell>
              <table:table-cell office:value-type="float" office:value="33">
                <text:p>3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.0000000000001">
                <text:p>63.0000000000001</text:p>
              </table:table-cell>
              <table:table-cell office:value-type="float" office:value="111">
                <text:p>111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60">
                <text:p>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92">
                <text:p>92</text:p>
              </table:table-cell>
              <table:table-cell office:value-type="float" office:value="79">
                <text:p>79</text:p>
              </table:table-cell>
              <table:table-cell office:value-type="float" office:value="102">
                <text:p>10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8">
                <text:p>168</text:p>
              </table:table-cell>
              <table:table-cell office:value-type="float" office:value="108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81">
                <text:p>81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7">
                <text:p>237</text:p>
              </table:table-cell>
              <table:table-cell office:value-type="float" office:value="108">
                <text:p>108</text:p>
              </table:table-cell>
              <table:table-cell office:value-type="float" office:value="152">
                <text:p>152</text:p>
              </table:table-cell>
              <table:table-cell office:value-type="float" office:value="81">
                <text:p>81</text:p>
              </table:table-cell>
              <table:table-cell office:value-type="float" office:value="145">
                <text:p>14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77">
                <text:p>77</text:p>
              </table:table-cell>
              <table:table-cell office:value-type="float" office:value="191">
                <text:p>1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74">
                <text:p>74</text:p>
              </table:table-cell>
              <table:table-cell office:value-type="float" office:value="237">
                <text:p>2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